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5ce90" officeooo:paragraph-rsid="0015ce90" style:font-size-asian="16pt" style:font-weight-asian="bold" style:font-size-complex="16pt" style:font-weight-complex="bold"/>
    </style:style>
    <style:style style:name="P2" style:family="paragraph" style:parent-style-name="Standard">
      <style:text-properties fo:font-size="12pt" fo:font-weight="normal" officeooo:rsid="0015ce90" officeooo:paragraph-rsid="0015ce90" style:font-size-asian="12pt" style:font-weight-asian="normal" style:font-size-complex="12pt" style:font-weight-complex="normal"/>
    </style:style>
    <style:style style:name="P3" style:family="paragraph" style:parent-style-name="Standard">
      <style:text-properties fo:font-size="12pt" fo:font-weight="normal" officeooo:rsid="0015ce90" officeooo:paragraph-rsid="0019291e" style:font-size-asian="12pt" style:font-weight-asian="normal" style:font-size-complex="12pt" style:font-weight-complex="normal"/>
    </style:style>
    <style:style style:name="P4" style:family="paragraph" style:parent-style-name="Standard">
      <style:text-properties fo:font-size="12pt" fo:font-style="normal" fo:font-weight="normal" officeooo:rsid="0016ba36" officeooo:paragraph-rsid="0015ce90"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15ce90" officeooo:paragraph-rsid="0015ce90"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15ce90" officeooo:paragraph-rsid="0019291e"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16ba36" officeooo:paragraph-rsid="0015ce90"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weight="bold" officeooo:rsid="0015ce90" officeooo:paragraph-rsid="0015ce90" style:font-size-asian="12pt" style:font-weight-asian="bold" style:font-size-complex="12pt" style:font-weight-complex="bold"/>
    </style:style>
    <style:style style:name="P9" style:family="paragraph" style:parent-style-name="Standard">
      <style:text-properties fo:font-size="12pt" officeooo:paragraph-rsid="0019291e" style:font-size-asian="12pt" style:font-size-complex="12pt"/>
    </style:style>
    <style:style style:name="P10" style:family="paragraph" style:parent-style-name="Standard">
      <style:text-properties fo:font-size="12pt" officeooo:rsid="00177898" officeooo:paragraph-rsid="0016ba36" style:font-size-asian="12pt" style:font-size-complex="12pt"/>
    </style:style>
    <style:style style:name="P11" style:family="paragraph" style:parent-style-name="Standard">
      <style:text-properties fo:font-size="14pt" fo:font-style="normal" fo:font-weight="bold" officeooo:rsid="0015ce90" officeooo:paragraph-rsid="0015ce90"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5ce90" officeooo:paragraph-rsid="0016ba36"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weight="bold" officeooo:rsid="00177898" officeooo:paragraph-rsid="00177898" style:font-size-asian="14pt" style:font-weight-asian="bold" style:font-size-complex="14pt" style:font-weight-complex="bold"/>
    </style:style>
    <style:style style:name="P14" style:family="paragraph" style:parent-style-name="Standard">
      <style:text-properties fo:font-size="13pt" fo:font-style="normal" fo:font-weight="bold" officeooo:rsid="0015ce90" officeooo:paragraph-rsid="0015ce90" style:font-size-asian="13pt" style:font-style-asian="normal" style:font-weight-asian="bold" style:font-size-complex="13pt" style:font-style-complex="normal" style:font-weight-complex="bold"/>
    </style:style>
    <style:style style:name="P15" style:family="paragraph" style:parent-style-name="Standard">
      <style:text-properties fo:font-size="13pt" officeooo:rsid="00177898" officeooo:paragraph-rsid="0016ba36" style:font-size-asian="13pt" style:font-size-complex="13pt"/>
    </style:style>
    <style:style style:name="P16" style:family="paragraph" style:parent-style-name="Text_20_body">
      <style:text-properties officeooo:paragraph-rsid="001b14ad"/>
    </style:style>
    <style:style style:name="P17" style:family="paragraph" style:parent-style-name="Text_20_body">
      <style:text-properties fo:font-size="12pt" officeooo:paragraph-rsid="00177898" style:font-size-asian="12pt" style:font-size-complex="12pt"/>
    </style:style>
    <style:style style:name="P18" style:family="paragraph" style:parent-style-name="Text_20_body">
      <style:text-properties fo:font-size="12pt" officeooo:rsid="001e2dd1" officeooo:paragraph-rsid="001e2dd1" style:font-size-asian="12pt" style:font-size-complex="12pt"/>
    </style:style>
    <style:style style:name="P19" style:family="paragraph" style:parent-style-name="Text_20_body">
      <style:text-properties fo:font-size="12pt" officeooo:rsid="00190c14" style:font-size-asian="12pt" style:font-size-complex="12pt"/>
    </style:style>
    <style:style style:name="P20" style:family="paragraph" style:parent-style-name="Text_20_body">
      <style:text-properties fo:font-size="12pt" fo:font-weight="normal" officeooo:rsid="001b14ad" officeooo:paragraph-rsid="001b14ad" style:font-size-asian="12pt" style:font-weight-asian="normal" style:font-size-complex="12pt" style:font-weight-complex="normal"/>
    </style:style>
    <style:style style:name="T1" style:family="text">
      <style:text-properties officeooo:rsid="0016ba36"/>
    </style:style>
    <style:style style:name="T2" style:family="text">
      <style:text-properties fo:font-style="normal" fo:font-weight="normal" officeooo:rsid="0015ce90" style:font-style-asian="normal" style:font-weight-asian="normal" style:font-style-complex="normal" style:font-weight-complex="normal"/>
    </style:style>
    <style:style style:name="T3" style:family="text">
      <style:text-properties fo:font-style="normal" fo:font-weight="normal" officeooo:rsid="0016ba36" style:font-style-asian="normal" style:font-weight-asian="normal" style:font-style-complex="normal" style:font-weight-complex="normal"/>
    </style:style>
    <style:style style:name="T4" style:family="text">
      <style:text-properties fo:font-style="normal" fo:font-weight="normal" officeooo:rsid="00177898" style:font-style-asian="normal" style:font-weight-asian="normal" style:font-style-complex="normal" style:font-weight-complex="normal"/>
    </style:style>
    <style:style style:name="T5" style:family="text">
      <style:text-properties fo:font-size="13pt" officeooo:rsid="001b14ad" style:font-size-asian="13pt" style:font-size-complex="13pt"/>
    </style:style>
    <style:style style:name="T6" style:family="text">
      <style:text-properties officeooo:rsid="001b14ad"/>
    </style:style>
    <style:style style:name="T7" style:family="text">
      <style:text-properties officeooo:rsid="001c7b98"/>
    </style:style>
    <style:style style:name="T8" style:family="text">
      <style:text-properties officeooo:rsid="00177898"/>
    </style:style>
    <style:style style:name="T9" style:family="text">
      <style:text-properties fo:font-size="12pt" officeooo:rsid="001b14ad"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190c14" style:font-size-asian="12pt" style:font-weight-asian="normal" style:font-size-complex="12pt" style:font-weight-complex="normal"/>
    </style:style>
    <style:style style:name="T12" style:family="text">
      <style:text-properties fo:font-size="12pt" fo:font-weight="normal" officeooo:rsid="001b14ad" style:font-size-asian="12pt" style:font-weight-asian="normal" style:font-size-complex="12pt" style:font-weight-complex="normal"/>
    </style:style>
    <style:style style:name="T13" style:family="text">
      <style:text-properties fo:font-size="12pt" fo:font-weight="normal" officeooo:rsid="001cb57f" style:font-size-asian="12pt" style:font-weight-asian="normal" style:font-size-complex="12pt" style:font-weight-complex="normal"/>
    </style:style>
    <style:style style:name="T14" style:family="text">
      <style:text-properties fo:font-weight="normal" officeooo:rsid="00190c14" style:font-weight-asian="normal" style:font-weight-complex="normal"/>
    </style:style>
    <style:style style:name="T15" style:family="text">
      <style:text-properties fo:font-weight="normal" officeooo:rsid="0017789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Isuues with the present HTML editor in Open edX platform</text:p>
      <text:p text:style-name="P1"/>
      <text:p text:style-name="P8"/>
      <text:p text:style-name="P3">Open edX in itself is a humongous learning management system with unparalleled feature list. It is among the top MOOCs platforms in the world. As it is the way of the world, there is nothing perfect here and Open edX is not an exception. All applications/platforms have a scope to enhance its features and abilities of its components. In this project we worked on enhancing the HTML component which is used for content creation in courses.</text:p>
      <text:p text:style-name="P3"/>
      <text:p text:style-name="P3"><text:s/>While current HTML editor does the job well but it has got its own mind and behaves with uncertainty sometimes. Enhancingthe editor with internal CSS and ironing out the indentation issues will boost the user experience of the course creator. Our aim was to develop and integrate a full-fledged HTML editor like Notepad++ or Sublime for Open edX.</text:p>
      <text:p text:style-name="P2"/>
      <text:p text:style-name="P2"/>
      <text:p text:style-name="P11">X.1 Indentaion in the current HTML editor</text:p>
      <text:p text:style-name="P14"/>
      <text:p text:style-name="P5">The purpose of code indentation and style is to make the program more readable and understandable. It saves lots of time while we revisit the code and use it. </text:p>
      <text:p text:style-name="P9"><text:span text:style-name="T2">Code indentaion in an important part towards increasing the </text:span>aesthetic<text:span text:style-name="T2"> of any editor, as it increases readability and makes un</text:span><text:span text:style-name="T4">ders</text:span><text:span text:style-name="T2">tanding of the code easier. </text:span></text:p>
      <text:p text:style-name="P6"/>
      <text:p text:style-name="P9"><text:span text:style-name="T2">In Open edX however the code indentation feature is not implemented in the raw HTML editor, which is the CodeMirror v</text:span><text:span text:style-name="T3">3.21.0</text:span><text:span text:style-name="T2">. This is mainly because the version of CodeMirror used in Open edX </text:span><text:span text:style-name="T4">has been implemented with a minimalistic use case</text:span><text:span text:style-name="T2"> and has not been updated since October 2015. </text:span><text:span text:style-name="T3">The problem is that even if we manually indent our code, once we save our progress and close the raw editor, the indentation is lost i.e it doesn’t gets saved. The screenshots regard</text:span><text:span text:style-name="T4">ing </text:span><text:span text:style-name="T3">this issue can be found under the List of figures page.</text:span></text:p>
      <text:p text:style-name="P7"/>
      <text:p text:style-name="P4"/>
      <text:p text:style-name="P12">X.<text:span text:style-name="T1">2</text:span> <text:span text:style-name="T1">Code Folding in the current HTML editor</text:span></text:p>
      <text:p text:style-name="P12"/>
      <text:p text:style-name="P9"><text:span text:style-name="T2">Code folding is a feature of some </text:span><text:span text:style-name="T3">text editors</text:span><text:span text:style-name="T2">, </text:span><text:span text:style-name="T3">source code editors</text:span><text:span text:style-name="T2">, and </text:span><text:span text:style-name="T3">IDEs</text:span><text:span text:style-name="T2"> that allows the user to selectively hide and display – "fold" – sections of a currently-edited file as a part of routine edit operations. This allows the user to manage large amounts of text while viewing only those subsections of the text that are specifically relevant at any given time. </text:span></text:p>
      <text:p text:style-name="P6"/>
      <text:p text:style-name="P9"><text:span text:style-name="T3">This is a pretty useful feature for any editor and presents the user with</text:span> various <text:span text:style-name="T8">use patterns</text:span>, primarily organizing code or hiding less useful information so one can focus on more important information. <text:span text:style-name="T8">Sinc the CodeMirror version implemented in Open edX is very old this feature is not available and thus was added to our List of possible enhancements.</text:span></text:p>
      <text:p text:style-name="P10"/>
      <text:p text:style-name="P15"/>
      <text:p text:style-name="P13">X.3 Internal CSS in HTML Code</text:p>
      <text:p text:style-name="P13"/>
      <text:p text:style-name="P17"><text:span text:style-name="T14">C</text:span><text:span text:style-name="T15">ascading Style Sheets (CSS) is a </text:span><text:span text:style-name="T14">style sheet language</text:span><text:span text:style-name="T15"> used for describing the </text:span><text:span text:style-name="T14">presentation</text:span><text:span text:style-name="T15"> of a document written in a </text:span><text:span text:style-name="T14">markup language</text:span><text:span text:style-name="T15"> like </text:span><text:span text:style-name="T14">HTML</text:span><text:span text:style-name="T15"> CSS is a cornerstone technology of the </text:span><text:span text:style-name="T14">World Wide Web</text:span><text:span text:style-name="T15"> alongside HTML and </text:span><text:span text:style-name="T14">JavaScript.</text:span></text:p>
      <text:p text:style-name="P16"><text:span text:style-name="T11">T</text:span><text:span text:style-name="T12">he three main types of CSS styles are inline, internal and external. Currently in Open edX platform in the raw HTML editor only inline or embedded CSS support </text:span><text:span text:style-name="T13">is </text:span><text:span text:style-name="T12">available. I</text:span><text:span text:style-name="T10">nline styles are CSS styles that are applied directly in the page's HTML. </text:span><text:span text:style-name="T9">Because inline styles they are the most specific in the cascade, they can over-ride things we didn't intend them to.</text:span><text:span text:style-name="T5"> They also negate one of the </text:span><text:soft-page-break/><text:span text:style-name="T9">most powerful aspects of CSS - the ability to style lots and lots of web pages from one central CSS file to make future updates and style changes much easier to manage.</text:span></text:p>
      <text:p text:style-name="P18">If <text:span text:style-name="T7">we</text:span> had to only use inline styles, <text:span text:style-name="T7">our</text:span> documents would quickly become bloated and very hard to maintain. This is because inline styles must be applied to every element <text:span text:style-name="T7">we</text:span> want them on. <text:span text:style-name="T6">That is why internal CSS is preferred wheneever exhaustive use of CSS is required as opposed to inline CSS. Internal CSS is Open edx raw HTML editor is not supported as internal CSS must be defined inside the style tag in the head element of the html body. However the raw HTML editor of Open edX stips down style tags and the effects are not reflected as wanted. Styles of other components in the web page also gets changed which we do not want. Thus allowing internal CSS is an important enhancement criterion which should be addressed.</text:span></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1:19:52.661378233</meta:creation-date>
    <dc:date>2018-06-26T02:54:16.651345131</dc:date>
    <meta:editing-duration>PT18M48S</meta:editing-duration>
    <meta:editing-cycles>7</meta:editing-cycles>
    <meta:generator>LibreOffice/6.0.3.2$Linux_X86_64 LibreOffice_project/00m0$Build-2</meta:generator>
    <meta:document-statistic meta:table-count="0" meta:image-count="0" meta:object-count="0" meta:page-count="2" meta:paragraph-count="14" meta:word-count="704" meta:character-count="4048" meta:non-whitespace-character-count="3350"/>
  </office:meta>
</office:document-meta>
</file>